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Open Sans" svg:font-family="'Open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7.294cm" style:rel-column-width="25154*"/>
    </style:style>
    <style:style style:name="Table1.C" style:family="table-column">
      <style:table-column-properties style:column-width="4.415cm" style:rel-column-width="1522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Open Sans" fo:font-size="11pt" fo:language="es" fo:country="AR" style:font-size-asian="11pt" style:font-size-complex="11pt"/>
    </style:style>
    <style:style style:name="P2" style:family="paragraph" style:parent-style-name="Text_20_body" style:list-style-name="L1">
      <style:text-properties style:font-name="Open Sans" fo:font-size="11pt" fo:language="es" fo:country="AR" style:font-size-asian="11pt" style:font-size-complex="11pt"/>
    </style:style>
    <style:style style:name="P3" style:family="paragraph" style:parent-style-name="Text_20_body" style:list-style-name="L2">
      <style:text-properties style:font-name="Open Sans" fo:font-size="11pt" fo:language="es" fo:country="AR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style:font-name="Open Sans" fo:font-size="11pt" fo:language="es" fo:country="AR" style:font-size-asian="11pt" style:font-size-complex="11pt"/>
    </style:style>
    <style:style style:name="P5" style:family="paragraph" style:parent-style-name="Text_20_body">
      <style:text-properties style:font-name="Open Sans" fo:font-size="11pt" fo:language="es" fo:country="AR" officeooo:paragraph-rsid="00168df8" style:font-size-asian="11pt" style:font-size-complex="11pt"/>
    </style:style>
    <style:style style:name="P6" style:family="paragraph" style:parent-style-name="Text_20_body" style:list-style-name="L1">
      <style:text-properties fo:language="es" fo:country="AR"/>
    </style:style>
    <style:style style:name="P7" style:family="paragraph" style:parent-style-name="Footer">
      <style:paragraph-properties fo:text-align="center" style:justify-single-word="false"/>
      <style:text-properties fo:language="es" fo:country="A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Open Sans" fo:font-size="11pt" style:font-size-asian="11pt" style:font-size-complex="11pt"/>
    </style:style>
    <style:style style:name="T3" style:family="text">
      <style:text-properties officeooo:rsid="00168df8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a empresa constructora está construyendo un <text:span text:style-name="T3">edificio</text:span> que tiene 24 pisos y varios departamentos en cada piso</text:p>
      <text:list xml:id="list2176792442438548595" text:style-name="L1">
        <text:list-item>
          <text:p text:style-name="P2">En la primer semana, los albañiles trabajaron en 38 departamentos y usaron 2.500 ladrillos en cada uno. En la segunda semana, <text:span text:style-name="T3">trabajaron</text:span> en 42 departamentos y usaron 1.900 ladrillos en cada uno.</text:p>
          <text:list>
            <text:list-item>
              <text:p text:style-name="P6"><text:span text:style-name="T2">¿Cuántos ladrillos usaron entre las dos semanas?</text:span></text:p>
            </text:list-item>
            <text:list-item>
              <text:p text:style-name="P2">¿Qué diferencia hay entre la cantidad de ladrillos que usaron en una semana y en la otra?</text:p>
            </text:list-item>
          </text:list>
        </text:list-item>
        <text:list-item>
          <text:p text:style-name="P2">En el depósito tienen 1.850 bolsas de cemento para todo el edificio; van a utilizar la misma cantidad de bolsas en cada uno de los 24 pisos.</text:p>
          <text:list>
            <text:list-item>
              <text:p text:style-name="P2">¿Cuántas bolsas corresponden a cada piso?</text:p>
            </text:list-item>
            <text:list-item>
              <text:p text:style-name="P2">¿Cuántas bolsas tendría que haber en el depósito para que usen 80 bolsas en cada piso?</text:p>
            </text:list-item>
          </text:list>
        </text:list-item>
        <text:list-item>
          <text:p text:style-name="P2">Hasta el piso 18°, el frente del edificio tiene 25 ventanas por piso, y el del 19° al 24° tiene 16 ventanas por piso. ¿Cuántas ventanas tienen que colocar en el frente del edificio?</text:p>
        </text:list-item>
        <text:list-item>
          <text:p text:style-name="P2">Para cubrir una pare de de cocina, se colocan filas de 32 cerámicos. Con 815 cerámicos:</text:p>
          <text:list>
            <text:list-item>
              <text:p text:style-name="P2">¿Para cuantas filas les alcanza?</text:p>
            </text:list-item>
            <text:list-item>
              <text:p text:style-name="P2">¿Cuántos cerámicos necesitan si quieren completar dos filas más?</text:p>
            </text:list-item>
          </text:list>
        </text:list-item>
        <text:list-item>
          <text:p text:style-name="P2">Los dueños de los departamentos pueden elegir la decoración de sus cocinas. Hay colores de diferentes cerámicos para pisos, otros colores de cerámicos para pared y algunos diseños de guardas. ¿De cuántas maneras distintas se pueden decorar las cocinas usando un color para piso, un color para pared y un diseño para guardas?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P4">Color de cerámicos para pisos</text:p>
            </table:table-cell>
            <table:table-cell table:style-name="Table1.A1" office:value-type="string">
              <text:p text:style-name="P4">Color de cerámicos para pared</text:p>
            </table:table-cell>
            <table:table-cell table:style-name="Table1.C1" office:value-type="string">
              <text:p text:style-name="P4">Diseño de guarda</text:p>
            </table:table-cell>
          </table:table-row>
        </table:table-header-rows>
        <table:table-row>
          <table:table-cell table:style-name="Table1.A2" office:value-type="string">
            <text:p text:style-name="P4">Beige</text:p>
          </table:table-cell>
          <table:table-cell table:style-name="Table1.A2" office:value-type="string">
            <text:p text:style-name="P4">Tiza</text:p>
          </table:table-cell>
          <table:table-cell table:style-name="Table1.C2" office:value-type="string">
            <text:p text:style-name="P4">Griego</text:p>
          </table:table-cell>
        </table:table-row>
        <table:table-row>
          <table:table-cell table:style-name="Table1.A2" office:value-type="string">
            <text:p text:style-name="P4">Gris</text:p>
          </table:table-cell>
          <table:table-cell table:style-name="Table1.A2" office:value-type="string">
            <text:p text:style-name="P4">Marfil</text:p>
          </table:table-cell>
          <table:table-cell table:style-name="Table1.C2" office:value-type="string">
            <text:p text:style-name="P4">Romano</text:p>
          </table:table-cell>
        </table:table-row>
        <table:table-row>
          <table:table-cell table:style-name="Table1.A2" office:value-type="string">
            <text:p text:style-name="P4">Blanco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>Oriental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>Étnico</text:p>
          </table:table-cell>
        </table:table-row>
      </table:table>
      <text:p text:style-name="P5"/>
      <text:p text:style-name="P5">Se abre la discusión </text:p>
      <text:p text:style-name="P5">- Comparen como organizaron los datos del problema</text:p>
      <text:p text:style-name="P5">- Las formas de organización que usaron, ¿Permiten contar todas las posibilidades para decorar las cocinas?</text:p>
      <text:p text:style-name="P5">- ¿Se puede resolver haciendo una suma?¿Y haciendo 2 x 2 x 4?</text:p>
      <text:list xml:id="list5730228790661556175" text:style-name="L2">
        <text:list-item>
          <text:p text:style-name="P3">Para todo el edificio se necesitan 730 caños de plástico. Los van recibiendo en camiones en los que hay lugar p<text:span text:style-name="T3">a</text:span>ra 48 caños. Si utilizan al máximo la capacidad de los camiones, ¿Cuántos camiones son necesario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Open Sans" svg:font-family="'Open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AR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5-30T10:12:15.229055433</dc:date>
    <meta:editing-duration>PT5M43S</meta:editing-duration>
    <meta:editing-cycles>1</meta:editing-cycles>
    <meta:document-statistic meta:table-count="1" meta:image-count="0" meta:object-count="0" meta:page-count="1" meta:paragraph-count="30" meta:word-count="351" meta:character-count="1995" meta:non-whitespace-character-count="1684"/>
    <meta:generator>LibreOffice/5.2.7.2$Linux_X86_64 LibreOffice_project/20m0$Build-2</meta:generator>
  </office:meta>
</office:document-meta>
</file>